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L</mi>
                <mi mathvariant="italic">MSE</mi>
              </msub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p>
                <mrow>
                  <mo fence="true" form="prefix" stretchy="false">(</mo>
                  <mrow>
                    <mrow>
                      <mrow>
                        <mi>y</mi>
                        <mo stretchy="false">−</mo>
                        <mi>y</mi>
                      </mrow>
                      <mi>'</mi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sub>
              <mrow>
                <mi>θ</mi>
                <mi>'</mi>
              </mrow>
              <mn>1</mn>
            </msub>
            <mo stretchy="false">=</mo>
            <mrow>
              <mi>θ</mi>
              <mo stretchy="false">−</mo>
              <mrow>
                <mi>α</mi>
                <mo stretchy="false">⋅</mo>
                <mfrac>
                  <msub>
                    <mi>L</mi>
                    <mi mathvariant="italic">MSE</mi>
                  </msub>
                  <mrow>
                    <mi>δ</mi>
                    <msub>
                      <mi>θ</mi>
                      <mn>1</mn>
                    </msub>
                  </mrow>
                </mfrac>
              </mrow>
            </mrow>
          </mrow>
        </mtd>
      </mtr>
      <mtr>
        <mtd>
          <mrow/>
        </mtd>
      </mtr>
      <mtr>
        <mtd>
          <mrow>
            <mrow>
              <mfrac>
                <msub>
                  <mi>L</mi>
                  <mi mathvariant="italic">MSE</mi>
                </msub>
                <mrow>
                  <mi>δ</mi>
                  <mi>y</mi>
                  <mi>'</mi>
                </mrow>
              </mfrac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row>
                          <mi>y</mi>
                          <mi>'</mi>
                        </mrow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frac>
              <msub>
                <mi>L</mi>
                <mi mathvariant="italic">MSE</mi>
              </msub>
              <mrow>
                <mi>δ</mi>
                <mi>y</mi>
                <mi>'</mi>
              </mrow>
            </mfrac>
            <mo stretchy="false">=</mo>
            <mfrac>
              <msup>
                <mrow>
                  <mo fence="true" form="prefix" stretchy="false">(</mo>
                  <mrow>
                    <mrow>
                      <mrow>
                        <mi>y</mi>
                        <mo stretchy="false">−</mo>
                        <mi>y</mi>
                      </mrow>
                      <mi>'</mi>
                    </mrow>
                  </mrow>
                  <mo fence="true" form="postfix" stretchy="false">)</mo>
                </mrow>
                <mn>2</mn>
              </msup>
              <mrow>
                <mi>δ</mi>
                <mi>y</mi>
                <mi>'</mi>
              </mrow>
            </mfrac>
            <mo stretchy="false">=</mo>
            <mrow>
              <mfrac>
                <msup>
                  <mrow>
                    <mo fence="true" form="prefix" stretchy="false">(</mo>
                    <mrow>
                      <mrow>
                        <mrow>
                          <mi>y</mi>
                          <mo stretchy="false">−</mo>
                          <mi>y</mi>
                        </mrow>
                        <mi>'</mi>
                      </mrow>
                    </mrow>
                    <mo fence="true" form="postfix" stretchy="false">)</mo>
                  </mrow>
                  <mn>2</mn>
                </msup>
                <mrow>
                  <mi>δ</mi>
                  <mrow>
                    <mo fence="true" form="prefix" stretchy="false">(</mo>
                    <mrow>
                      <mrow>
                        <mrow>
                          <mi>y</mi>
                          <mo stretchy="false">−</mo>
                          <mi>y</mi>
                        </mrow>
                        <mi>'</mi>
                      </mrow>
                    </mrow>
                    <mo fence="true" form="postfix" stretchy="false">)</mo>
                  </mrow>
                </mrow>
              </mfrac>
              <mo stretchy="false">⋅</mo>
              <mfrac>
                <mrow>
                  <mo fence="true" form="prefix" stretchy="false">(</mo>
                  <mrow>
                    <mrow>
                      <mrow>
                        <mi>y</mi>
                        <mo stretchy="false">−</mo>
                        <mi>y</mi>
                      </mrow>
                      <mi>'</mi>
                    </mrow>
                  </mrow>
                  <mo fence="true" form="postfix" stretchy="false">)</mo>
                </mrow>
                <mrow>
                  <mi>δ</mi>
                  <mi>y</mi>
                  <mi>'</mi>
                </mrow>
              </mfrac>
            </mrow>
            <mo stretchy="false">=</mo>
            <mrow>
              <mrow>
                <mo stretchy="false">−</mo>
                <mn>2</mn>
              </mrow>
              <mo stretchy="false">⋅</mo>
              <mrow>
                <mo fence="true" form="prefix" stretchy="false">(</mo>
                <mrow>
                  <mrow>
                    <mrow>
                      <mi>y</mi>
                      <mo stretchy="false">−</mo>
                      <mi>y</mi>
                    </mrow>
                    <mi>'</mi>
                  </mrow>
                </mrow>
                <mo fence="true" form="postfix" stretchy="false">)</mo>
              </mrow>
              <mo stretchy="false">⋅</mo>
              <mfrac>
                <mrow>
                  <mi>y</mi>
                  <mi>'</mi>
                </mrow>
                <mrow>
                  <mi>δ</mi>
                  <mi>y</mi>
                  <mi>'</mi>
                </mrow>
              </mfrac>
            </mrow>
          </mrow>
        </mtd>
      </mtr>
      <mtr>
        <mtd>
          <mrow/>
        </mtd>
      </mtr>
      <mtr>
        <mtd>
          <mrow>
            <mi mathvariant="italic">Houses</mi>
            <mi mathvariant="normal">:</mi>
          </mrow>
        </mtd>
      </mtr>
      <mtr>
        <mtd>
          <mrow/>
        </mtd>
      </mtr>
      <mtr>
        <mtd>
          <mrow>
            <mi>y</mi>
            <mrow>
              <mi>'</mi>
              <mo stretchy="false">=</mo>
              <mi>h</mi>
            </mrow>
            <mrow>
              <mrow>
                <mo fence="true" form="prefix" stretchy="false">(</mo>
                <mrow>
                  <mrow>
                    <mi>x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o stretchy="false">=</mo>
              <mi>σ</mi>
            </mrow>
            <mrow>
              <mrow>
                <mo fence="true" form="prefix" stretchy="false">(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)</mo>
              </mrow>
              <mo stretchy="false">⋅</mo>
              <mn>20</mn>
            </mrow>
          </mrow>
        </mtd>
      </mtr>
      <mtr>
        <mtd>
          <mrow/>
        </mtd>
      </mtr>
      <mtr>
        <mtd>
          <mrow>
            <mi>σ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</mrow>
          </mrow>
        </mtd>
      </mtr>
      <mtr>
        <mtd>
          <mrow/>
        </mtd>
      </mtr>
      <mtr>
        <mtd>
          <mrow>
            <mi>W</mi>
            <mo stretchy="false">=</mo>
            <mi>b</mi>
            <mo stretchy="false">=</mo>
            <mn>0</mn>
          </mrow>
        </mtd>
      </mtr>
      <mtr>
        <mtd>
          <mrow/>
        </mtd>
      </mtr>
      <mtr>
        <mtd>
          <mrow>
            <mi>a</mi>
            <mo stretchy="false">=</mo>
            <mrow>
              <mrow>
                <mi>W</mi>
                <mo stretchy="false">⋅</mo>
                <mi>x</mi>
              </mrow>
              <mo stretchy="false">+</mo>
              <mi>b</mi>
            </mrow>
          </mrow>
        </mtd>
      </mtr>
      <mtr>
        <mtd>
          <mrow/>
        </mtd>
      </mtr>
      <mtr>
        <mtd>
          <mrow>
            <mi>W</mi>
            <mrow>
              <mi>'</mi>
              <mo stretchy="false">=</mo>
              <mrow>
                <mi>W</mi>
                <mo stretchy="false">−</mo>
                <mrow>
                  <mi>α</mi>
                  <mo stretchy="false">⋅</mo>
                  <mrow>
                    <msub>
                      <mi>L</mi>
                      <mi mathvariant="italic">MSE</mi>
                    </msub>
                    <mfrac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y</mi>
                            <mi>'</mi>
                          </mrow>
                        </mrow>
                        <mo fence="true" form="postfix" stretchy="false">)</mo>
                      </mrow>
                      <mrow>
                        <mo stretchy="false">∂</mo>
                        <mi>W</mi>
                      </mrow>
                    </mfrac>
                  </mrow>
                </mrow>
              </mrow>
            </mrow>
          </mrow>
        </mtd>
      </mtr>
      <mtr>
        <mtd>
          <mrow>
            <mi>b</mi>
            <mrow>
              <mi>'</mi>
              <mo stretchy="false">=</mo>
              <mrow>
                <mi>b</mi>
                <mo stretchy="false">−</mo>
                <mrow>
                  <mi>α</mi>
                  <mo stretchy="false">⋅</mo>
                  <mrow>
                    <msub>
                      <mi>L</mi>
                      <mi mathvariant="italic">MSE</mi>
                    </msub>
                    <mfrac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y</mi>
                            <mi>'</mi>
                          </mrow>
                        </mrow>
                        <mo fence="true" form="postfix" stretchy="false">)</mo>
                      </mrow>
                      <mrow>
                        <mo stretchy="false">∂</mo>
                        <mi>b</mi>
                      </mrow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L_MSE = 1 over N {sum from {i=0} to N {( y - y' ) ^ 2}}
newline newline
{%theta'}_1 = %theta - %alpha cdot {L_MSE over {%delta %theta_1}}
newline newline
L_MSE over {%delta y'} = 1 over N sum from {i=0} to N ({ y_i - {y'}_i })^2
newline newline
L_MSE over {%delta y'} = { (y - y')^2 } over {%delta y'} = {{ (y - y')^2 } over { %delta (y - y') }} cdot { (y - y') over { %delta y' } } = -2 cdot (y - y') cdot {{y'} over {%delta y'} }
newline newline
Houses:
newline newline
y' = h(x, W, b) = %sigma (W cdot x + b) cdot 20
newline newline
%sigma( a ) = 1 over { 1 + e^-a }
newline newline
W = b = 0
newline newline
a = W cdot x + b
newline newline
W' = W - %alpha cdot { L_MSE(y, y') over {partial  W} }
newline
b' = b - %alpha cdot { L_MSE(y, y') over {partial b} }
newline newline
dw linear: %delta over {%delta W}[W cdot x + b] = x
newline
dx linear: %delta over {%delta x}[W cdot x + b] = W
newline
db linear: %delta over {%delta b}[W cdot x + b] = 1
newline newline

newline newline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21:51:26.981000000</meta:creation-date>
    <dc:date>2022-01-11T01:54:34.145000000</dc:date>
    <meta:editing-duration>PT3H29M39S</meta:editing-duration>
    <meta:editing-cycles>42</meta:editing-cycles>
    <meta:generator>LibreOffice/7.2.5.2$Windows_X86_64 LibreOffice_project/499f9727c189e6ef3471021d6132d4c694f357e5</meta:generator>
  </office:meta>
</office:document-meta>
</file>